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dexnumm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24320" calcext:value-type="float">
            <text:p>2432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2" calcext:value-type="float">
            <text:p>2</text:p>
          </table:table-cell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float" office:value="4" calcext:value-type="float">
            <text:p>4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4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4 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4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3942" calcext:value-type="float">
            <text:p>13942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7040" calcext:value-type="float">
            <text:p>1704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5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7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5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3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2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9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18689" calcext:value-type="float">
            <text:p>18689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8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6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9</text:p>
          </table:table-cell>
          <table:table-cell office:value-type="float" office:value="27866" calcext:value-type="float">
            <text:p>27866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4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</text:p>
          </table:table-cell>
          <table:table-cell office:value-type="float" office:value="756250" calcext:value-type="float">
            <text:p>7562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</text:p>
          </table:table-cell>
          <table:table-cell office:value-type="float" office:value="20819" calcext:value-type="float">
            <text:p>20819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1</text:p>
          </table:table-cell>
          <table:table-cell office:value-type="float" office:value="1364416" calcext:value-type="float">
            <text:p>1364416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0</text:p>
          </table:table-cell>
          <table:table-cell office:value-type="float" office:value="-6915" calcext:value-type="float">
            <text:p>-691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2</text:p>
          </table:table-cell>
          <table:table-cell office:value-type="float" office:value="-6915" calcext:value-type="float">
            <text:p>-6915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3</text:p>
          </table:table-cell>
          <table:table-cell office:value-type="float" office:value="1334467" calcext:value-type="float">
            <text:p>1334467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4</text:p>
          </table:table-cell>
          <table:table-cell office:value-type="float" office:value="1364416" calcext:value-type="float">
            <text:p>1364416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5</text:p>
          </table:table-cell>
          <table:table-cell office:value-type="float" office:value="-19948" calcext:value-type="float">
            <text:p>-19948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6</text:p>
          </table:table-cell>
          <table:table-cell office:value-type="float" office:value="1334467" calcext:value-type="float">
            <text:p>1334467</text:p>
          </table:table-cell>
        </table:table-row>
        <table:table-row table:style-name="ro1">
          <table:table-cell office:value-type="string" calcext:value-type="string">
            <text:p>00787</text:p>
          </table:table-cell>
          <table:table-cell office:value-type="string" calcext:value-type="string">
            <text:p>1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9</text:p>
          </table:table-cell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2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2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2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2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5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3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9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8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1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6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11</text:p>
          </table:table-cell>
          <table:table-cell office:value-type="float" office:value="230313" calcext:value-type="float">
            <text:p>230313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10</text:p>
          </table:table-cell>
          <table:table-cell office:value-type="float" office:value="-12418" calcext:value-type="float">
            <text:p>-1241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12</text:p>
          </table:table-cell>
          <table:table-cell office:value-type="float" office:value="-12418" calcext:value-type="float">
            <text:p>-1241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13</text:p>
          </table:table-cell>
          <table:table-cell office:value-type="float" office:value="217895" calcext:value-type="float">
            <text:p>21789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14</text:p>
          </table:table-cell>
          <table:table-cell office:value-type="float" office:value="230313" calcext:value-type="float">
            <text:p>230313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15</text:p>
          </table:table-cell>
          <table:table-cell office:value-type="float" office:value="-12418" calcext:value-type="float">
            <text:p>-12418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16</text:p>
          </table:table-cell>
          <table:table-cell office:value-type="float" office:value="217895" calcext:value-type="float">
            <text:p>217895</text:p>
          </table:table-cell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1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14</text:p>
          </table:table-cell>
          <table:table-cell office:value-type="float" office:value="732860" calcext:value-type="float">
            <text:p>73286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15</text:p>
          </table:table-cell>
          <table:table-cell office:value-type="float" office:value="-17155" calcext:value-type="float">
            <text:p>-1715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16</text:p>
          </table:table-cell>
          <table:table-cell office:value-type="float" office:value="705754" calcext:value-type="float">
            <text:p>705754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9</text:p>
          </table:table-cell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6390" calcext:value-type="float">
            <text:p>1639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9592" calcext:value-type="float">
            <text:p>9592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2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7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3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37327" calcext:value-type="float">
            <text:p>3732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5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8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6</text:p>
          </table:table-cell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98412" calcext:value-type="float">
            <text:p>98412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171000" calcext:value-type="float">
            <text:p>171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17241" calcext:value-type="float">
            <text:p>17241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1</text:p>
          </table:table-cell>
          <table:table-cell office:value-type="float" office:value="124462" calcext:value-type="float">
            <text:p>124462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4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9</text:p>
          </table:table-cell>
          <table:table-cell office:value-type="float" office:value="9512" calcext:value-type="float">
            <text:p>9512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11</text:p>
          </table:table-cell>
          <table:table-cell office:value-type="float" office:value="1463218" calcext:value-type="float">
            <text:p>1463218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10</text:p>
          </table:table-cell>
          <table:table-cell office:value-type="float" office:value="-28077" calcext:value-type="float">
            <text:p>-2807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12</text:p>
          </table:table-cell>
          <table:table-cell office:value-type="float" office:value="-28077" calcext:value-type="float">
            <text:p>-28077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13</text:p>
          </table:table-cell>
          <table:table-cell office:value-type="float" office:value="713608" calcext:value-type="float">
            <text:p>713608</text:p>
          </table:table-cell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1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14</text:p>
          </table:table-cell>
          <table:table-cell office:value-type="float" office:value="220695" calcext:value-type="float">
            <text:p>220695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15</text:p>
          </table:table-cell>
          <table:table-cell office:value-type="float" office:value="-2238" calcext:value-type="float">
            <text:p>-2238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16</text:p>
          </table:table-cell>
          <table:table-cell office:value-type="float" office:value="220457" calcext:value-type="float">
            <text:p>220457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1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8</text:p>
          </table:table-cell>
          <table:table-cell office:value-type="float" office:value="9133" calcext:value-type="float">
            <text:p>9133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9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1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2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2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5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5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5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5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8850" calcext:value-type="float">
            <text:p>885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7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7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7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17850" calcext:value-type="float">
            <text:p>1785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6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11</text:p>
          </table:table-cell>
          <table:table-cell office:value-type="float" office:value="224545" calcext:value-type="float">
            <text:p>224545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10</text:p>
          </table:table-cell>
          <table:table-cell office:value-type="float" office:value="-2238" calcext:value-type="float">
            <text:p>-2238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12</text:p>
          </table:table-cell>
          <table:table-cell office:value-type="float" office:value="-2238" calcext:value-type="float">
            <text:p>-2238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13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1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14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15</text:p>
          </table:table-cell>
          <table:table-cell office:value-type="float" office:value="-1526" calcext:value-type="float">
            <text:p>-1526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16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8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11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10</text:p>
          </table:table-cell>
          <table:table-cell office:value-type="float" office:value="-1526" calcext:value-type="float">
            <text:p>-1526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12</text:p>
          </table:table-cell>
          <table:table-cell office:value-type="float" office:value="-1526" calcext:value-type="float">
            <text:p>-1526</text:p>
          </table:table-cell>
        </table:table-row>
        <table:table-row table:style-name="ro1">
          <table:table-cell office:value-type="string" calcext:value-type="string">
            <text:p>01215</text:p>
          </table:table-cell>
          <table:table-cell office:value-type="string" calcext:value-type="string">
            <text:p>13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1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14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16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6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11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13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01295</text:p>
          </table:table-cell>
          <table:table-cell office:value-type="string" calcext:value-type="string">
            <text:p>1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01295</text:p>
          </table:table-cell>
          <table:table-cell office:value-type="string" calcext:value-type="string">
            <text:p>14</text:p>
          </table:table-cell>
          <table:table-cell office:value-type="float" office:value="28350" calcext:value-type="float">
            <text:p>28350</text:p>
          </table:table-cell>
        </table:table-row>
        <table:table-row table:style-name="ro1">
          <table:table-cell office:value-type="string" calcext:value-type="string">
            <text:p>01295</text:p>
          </table:table-cell>
          <table:table-cell office:value-type="string" calcext:value-type="string">
            <text:p>1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01295</text:p>
          </table:table-cell>
          <table:table-cell office:value-type="string" calcext:value-type="string">
            <text:p>16</text:p>
          </table:table-cell>
          <table:table-cell office:value-type="float" office:value="12004" calcext:value-type="float">
            <text:p>12004</text:p>
          </table:table-cell>
        </table:table-row>
        <table:table-row table:style-name="ro1">
          <table:table-cell office:value-type="string" calcext:value-type="string">
            <text:p>01295</text:p>
          </table:table-cell>
          <table:table-cell office:value-type="string" calcext:value-type="string">
            <text:p>6</text:p>
          </table:table-cell>
          <table:table-cell office:value-type="float" office:value="28350" calcext:value-type="float">
            <text:p>28350</text:p>
          </table:table-cell>
        </table:table-row>
        <table:table-row table:style-name="ro1">
          <table:table-cell office:value-type="string" calcext:value-type="string">
            <text:p>01295</text:p>
          </table:table-cell>
          <table:table-cell office:value-type="string" calcext:value-type="string">
            <text:p>11</text:p>
          </table:table-cell>
          <table:table-cell office:value-type="float" office:value="28350" calcext:value-type="float">
            <text:p>28350</text:p>
          </table:table-cell>
        </table:table-row>
        <table:table-row table:style-name="ro1">
          <table:table-cell office:value-type="string" calcext:value-type="string">
            <text:p>01295</text:p>
          </table:table-cell>
          <table:table-cell office:value-type="string" calcext:value-type="string">
            <text:p>10</text:p>
          </table:table-cell>
          <table:table-cell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01295</text:p>
          </table:table-cell>
          <table:table-cell office:value-type="string" calcext:value-type="string">
            <text:p>12</text:p>
          </table:table-cell>
          <table:table-cell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01295</text:p>
          </table:table-cell>
          <table:table-cell office:value-type="string" calcext:value-type="string">
            <text:p>13</text:p>
          </table:table-cell>
          <table:table-cell office:value-type="float" office:value="12004" calcext:value-type="float">
            <text:p>12004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1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14</text:p>
          </table:table-cell>
          <table:table-cell office:value-type="float" office:value="24095" calcext:value-type="float">
            <text:p>24095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15</text:p>
          </table:table-cell>
          <table:table-cell office:value-type="float" office:value="-1817" calcext:value-type="float">
            <text:p>-1817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16</text:p>
          </table:table-cell>
          <table:table-cell office:value-type="float" office:value="22299" calcext:value-type="float">
            <text:p>22299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4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4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1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6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11</text:p>
          </table:table-cell>
          <table:table-cell office:value-type="float" office:value="24197" calcext:value-type="float">
            <text:p>24197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10</text:p>
          </table:table-cell>
          <table:table-cell office:value-type="float" office:value="-1099" calcext:value-type="float">
            <text:p>-1099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12</text:p>
          </table:table-cell>
          <table:table-cell office:value-type="float" office:value="-1099" calcext:value-type="float">
            <text:p>-1099</text:p>
          </table:table-cell>
        </table:table-row>
        <table:table-row table:style-name="ro1">
          <table:table-cell office:value-type="string" calcext:value-type="string">
            <text:p>01451</text:p>
          </table:table-cell>
          <table:table-cell office:value-type="string" calcext:value-type="string">
            <text:p>13</text:p>
          </table:table-cell>
          <table:table-cell office:value-type="float" office:value="22277" calcext:value-type="float">
            <text:p>22277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1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14</text:p>
          </table:table-cell>
          <table:table-cell office:value-type="float" office:value="120795" calcext:value-type="float">
            <text:p>120795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15</text:p>
          </table:table-cell>
          <table:table-cell office:value-type="float" office:value="-310851" calcext:value-type="float">
            <text:p>-310851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16</text:p>
          </table:table-cell>
          <table:table-cell office:value-type="float" office:value="-190059" calcext:value-type="float">
            <text:p>-190059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8612" calcext:value-type="float">
            <text:p>8612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7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3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8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11</text:p>
          </table:table-cell>
          <table:table-cell office:value-type="float" office:value="120795" calcext:value-type="float">
            <text:p>120795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10</text:p>
          </table:table-cell>
          <table:table-cell office:value-type="float" office:value="-310851" calcext:value-type="float">
            <text:p>-310851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12</text:p>
          </table:table-cell>
          <table:table-cell office:value-type="float" office:value="-310851" calcext:value-type="float">
            <text:p>-310851</text:p>
          </table:table-cell>
        </table:table-row>
        <table:table-row table:style-name="ro1">
          <table:table-cell office:value-type="string" calcext:value-type="string">
            <text:p>00152</text:p>
          </table:table-cell>
          <table:table-cell office:value-type="string" calcext:value-type="string">
            <text:p>13</text:p>
          </table:table-cell>
          <table:table-cell office:value-type="float" office:value="-190059" calcext:value-type="float">
            <text:p>-190059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17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14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16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6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11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13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7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4</text:p>
          </table:table-cell>
          <table:table-cell office:value-type="float" office:value="238084" calcext:value-type="float">
            <text:p>238084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5</text:p>
          </table:table-cell>
          <table:table-cell office:value-type="float" office:value="174957" calcext:value-type="float">
            <text:p>174957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6</text:p>
          </table:table-cell>
          <table:table-cell office:value-type="float" office:value="63082" calcext:value-type="float">
            <text:p>63082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9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8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1</text:p>
          </table:table-cell>
          <table:table-cell office:value-type="float" office:value="238046" calcext:value-type="float">
            <text:p>238046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0</text:p>
          </table:table-cell>
          <table:table-cell office:value-type="float" office:value="-174825" calcext:value-type="float">
            <text:p>-174825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2</text:p>
          </table:table-cell>
          <table:table-cell office:value-type="float" office:value="-174825" calcext:value-type="float">
            <text:p>-174825</text:p>
          </table:table-cell>
        </table:table-row>
        <table:table-row table:style-name="ro1">
          <table:table-cell office:value-type="string" calcext:value-type="string">
            <text:p>00102</text:p>
          </table:table-cell>
          <table:table-cell office:value-type="string" calcext:value-type="string">
            <text:p>13</text:p>
          </table:table-cell>
          <table:table-cell office:value-type="float" office:value="63706" calcext:value-type="float">
            <text:p>63706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7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4</text:p>
          </table:table-cell>
          <table:table-cell office:value-type="float" office:value="868778" calcext:value-type="float">
            <text:p>868778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6</text:p>
          </table:table-cell>
          <table:table-cell office:value-type="float" office:value="868778" calcext:value-type="float">
            <text:p>868778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8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9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2</text:p>
          </table:table-cell>
          <table:table-cell office:value-type="float" office:value="85890" calcext:value-type="float">
            <text:p>8589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2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6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5</text:p>
          </table:table-cell>
          <table:table-cell office:value-type="float" office:value="134550" calcext:value-type="float">
            <text:p>13455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5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3</text:p>
          </table:table-cell>
          <table:table-cell office:value-type="float" office:value="77832" calcext:value-type="float">
            <text:p>77832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3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4</text:p>
          </table:table-cell>
          <table:table-cell office:value-type="float" office:value="153414" calcext:value-type="float">
            <text:p>153414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4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4</text:p>
          </table:table-cell>
          <table:table-cell office:value-type="float" office:value="45713" calcext:value-type="float">
            <text:p>45713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</text:p>
          </table:table-cell>
          <table:table-cell office:value-type="float" office:value="326348" calcext:value-type="float">
            <text:p>326348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1</text:p>
          </table:table-cell>
          <table:table-cell office:value-type="float" office:value="868775" calcext:value-type="float">
            <text:p>868775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224</text:p>
          </table:table-cell>
          <table:table-cell office:value-type="string" calcext:value-type="string">
            <text:p>13</text:p>
          </table:table-cell>
          <table:table-cell office:value-type="float" office:value="868775" calcext:value-type="float">
            <text:p>868775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17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14</text:p>
          </table:table-cell>
          <table:table-cell office:value-type="float" office:value="209541" calcext:value-type="float">
            <text:p>209541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15</text:p>
          </table:table-cell>
          <table:table-cell office:value-type="float" office:value="-12103" calcext:value-type="float">
            <text:p>-12103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16</text:p>
          </table:table-cell>
          <table:table-cell office:value-type="float" office:value="197438" calcext:value-type="float">
            <text:p>197438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6</text:p>
          </table:table-cell>
          <table:table-cell office:value-type="float" office:value="57167" calcext:value-type="float">
            <text:p>57167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1</text:p>
          </table:table-cell>
          <table:table-cell office:value-type="float" office:value="152305" calcext:value-type="float">
            <text:p>152305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11</text:p>
          </table:table-cell>
          <table:table-cell office:value-type="float" office:value="209921" calcext:value-type="float">
            <text:p>209921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10</text:p>
          </table:table-cell>
          <table:table-cell office:value-type="float" office:value="-12103" calcext:value-type="float">
            <text:p>-12103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12</text:p>
          </table:table-cell>
          <table:table-cell office:value-type="float" office:value="-12103" calcext:value-type="float">
            <text:p>-12103</text:p>
          </table:table-cell>
        </table:table-row>
        <table:table-row table:style-name="ro1">
          <table:table-cell office:value-type="string" calcext:value-type="string">
            <text:p>01245</text:p>
          </table:table-cell>
          <table:table-cell office:value-type="string" calcext:value-type="string">
            <text:p>13</text:p>
          </table:table-cell>
          <table:table-cell office:value-type="float" office:value="197438" calcext:value-type="float">
            <text:p>197438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7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4</text:p>
          </table:table-cell>
          <table:table-cell office:value-type="float" office:value="1056073" calcext:value-type="float">
            <text:p>1056073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5</text:p>
          </table:table-cell>
          <table:table-cell office:value-type="float" office:value="-45057" calcext:value-type="float">
            <text:p>-45057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6</text:p>
          </table:table-cell>
          <table:table-cell office:value-type="float" office:value="1011015" calcext:value-type="float">
            <text:p>1011015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9</text:p>
          </table:table-cell>
          <table:table-cell office:value-type="float" office:value="90720" calcext:value-type="float">
            <text:p>9072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5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7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2</text:p>
          </table:table-cell>
          <table:table-cell office:value-type="float" office:value="14681" calcext:value-type="float">
            <text:p>14681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6</text:p>
          </table:table-cell>
          <table:table-cell office:value-type="float" office:value="107200" calcext:value-type="float">
            <text:p>1072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51800" calcext:value-type="float">
            <text:p>518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4</text:p>
          </table:table-cell>
          <table:table-cell office:value-type="float" office:value="428800" calcext:value-type="float">
            <text:p>4288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8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9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1</text:p>
          </table:table-cell>
          <table:table-cell office:value-type="float" office:value="1056072" calcext:value-type="float">
            <text:p>1056072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0</text:p>
          </table:table-cell>
          <table:table-cell office:value-type="float" office:value="-45057" calcext:value-type="float">
            <text:p>-45057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2</text:p>
          </table:table-cell>
          <table:table-cell office:value-type="float" office:value="-45057" calcext:value-type="float">
            <text:p>-45057</text:p>
          </table:table-cell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13</text:p>
          </table:table-cell>
          <table:table-cell office:value-type="float" office:value="1011034" calcext:value-type="float">
            <text:p>1011034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7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4</text:p>
          </table:table-cell>
          <table:table-cell office:value-type="float" office:value="1784358" calcext:value-type="float">
            <text:p>1784358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5</text:p>
          </table:table-cell>
          <table:table-cell office:value-type="float" office:value="-368456" calcext:value-type="float">
            <text:p>-368456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6</text:p>
          </table:table-cell>
          <table:table-cell office:value-type="float" office:value="1415907" calcext:value-type="float">
            <text:p>1415907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9</text:p>
          </table:table-cell>
          <table:table-cell office:value-type="float" office:value="30235" calcext:value-type="float">
            <text:p>3023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9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</text:p>
          </table:table-cell>
          <table:table-cell office:value-type="float" office:value="392205" calcext:value-type="float">
            <text:p>39220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56160" calcext:value-type="float">
            <text:p>5616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86250" calcext:value-type="float">
            <text:p>862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6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16662" calcext:value-type="float">
            <text:p>16662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17473" calcext:value-type="float">
            <text:p>17473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90139" calcext:value-type="float">
            <text:p>90139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101355" calcext:value-type="float">
            <text:p>10135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12720" calcext:value-type="float">
            <text:p>1272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11567" calcext:value-type="float">
            <text:p>11567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5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13680" calcext:value-type="float">
            <text:p>1368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3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2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</text:p>
          </table:table-cell>
          <table:table-cell office:value-type="float" office:value="13452" calcext:value-type="float">
            <text:p>13452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1</text:p>
          </table:table-cell>
          <table:table-cell office:value-type="float" office:value="1784358" calcext:value-type="float">
            <text:p>1784358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0</text:p>
          </table:table-cell>
          <table:table-cell office:value-type="float" office:value="-368456" calcext:value-type="float">
            <text:p>-368456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2</text:p>
          </table:table-cell>
          <table:table-cell office:value-type="float" office:value="-368456" calcext:value-type="float">
            <text:p>-368456</text:p>
          </table:table-cell>
        </table:table-row>
        <table:table-row table:style-name="ro1">
          <table:table-cell office:value-type="string" calcext:value-type="string">
            <text:p>00520</text:p>
          </table:table-cell>
          <table:table-cell office:value-type="string" calcext:value-type="string">
            <text:p>13</text:p>
          </table:table-cell>
          <table:table-cell office:value-type="float" office:value="1415907" calcext:value-type="float">
            <text:p>1415907</text:p>
          </table:table-cell>
        </table:table-row>
        <table:table-row table:style-name="ro1" table:number-rows-repeated="10477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d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gob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gob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prb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prb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b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L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W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L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W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ar_for_deflator</text:p>
          </table:table-cell>
        </table:table-row>
      </table:table>
      <table:table table:name="deflator" table:style-name="ta1"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row table:style-name="ro2"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Real GDP per capita</text:p>
          </table:table-cell>
          <table:table-cell table:style-name="ce4" office:value-type="string" calcext:value-type="string">
            <text:p>Inflation</text:p>
          </table:table-cell>
          <table:table-cell table:style-name="ce6" office:value-type="string" calcext:value-type="string">
            <text:p>Deflator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355" calcext:value-type="float">
            <text:p>2355</text:p>
          </table:table-cell>
          <table:table-cell office:value-type="float" office:value="-9.8064026" calcext:value-type="float">
            <text:p>-9.8064026</text:p>
          </table:table-cell>
          <table:table-cell table:formula="of:=(1+[.C2]/100)*[.D3]" office:value-type="float" office:value="0.549474883423892" calcext:value-type="float">
            <text:p>0.54947488342389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388" calcext:value-type="float">
            <text:p>2388</text:p>
          </table:table-cell>
          <table:table-cell office:value-type="float" office:value="-3.0934343" calcext:value-type="float">
            <text:p>-3.0934343</text:p>
          </table:table-cell>
          <table:table-cell table:formula="of:=(1+[.C3]/100)*[.D4]" office:value-type="float" office:value="0.609217172020563" calcext:value-type="float">
            <text:p>0.60921717202056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361" calcext:value-type="float">
            <text:p>2361</text:p>
          </table:table-cell>
          <table:table-cell office:value-type="float" office:value="3.9956569" calcext:value-type="float">
            <text:p>3.9956569</text:p>
          </table:table-cell>
          <table:table-cell table:formula="of:=(1+[.C4]/100)*[.D5]" office:value-type="float" office:value="0.62866449514531" calcext:value-type="float">
            <text:p>0.62866449514531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308" calcext:value-type="float">
            <text:p>2308</text:p>
          </table:table-cell>
          <table:table-cell office:value-type="float" office:value="-0.6473168" calcext:value-type="float">
            <text:p>-0.6473168</text:p>
          </table:table-cell>
          <table:table-cell table:formula="of:=(1+[.C5]/100)*[.D6]" office:value-type="float" office:value="0.60451033618627" calcext:value-type="float">
            <text:p>0.60451033618627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449" calcext:value-type="float">
            <text:p>2449</text:p>
          </table:table-cell>
          <table:table-cell office:value-type="float" office:value="-0.2311896" calcext:value-type="float">
            <text:p>-0.2311896</text:p>
          </table:table-cell>
          <table:table-cell table:formula="of:=(1+[.C6]/100)*[.D7]" office:value-type="float" office:value="0.608448928318697" calcext:value-type="float">
            <text:p>0.60844892831869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382" calcext:value-type="float">
            <text:p>2382</text:p>
          </table:table-cell>
          <table:table-cell office:value-type="float" office:value="-0.1544835" calcext:value-type="float">
            <text:p>-0.1544835</text:p>
          </table:table-cell>
          <table:table-cell table:formula="of:=(1+[.C7]/100)*[.D8]" office:value-type="float" office:value="0.6098588585744" calcext:value-type="float">
            <text:p>0.6098588585744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477" calcext:value-type="float">
            <text:p>2477</text:p>
          </table:table-cell>
          <table:table-cell office:value-type="float" office:value="9.0512694" calcext:value-type="float">
            <text:p>9.0512694</text:p>
          </table:table-cell>
          <table:table-cell table:formula="of:=(1+[.C8]/100)*[.D9]" office:value-type="float" office:value="0.610802447573497" calcext:value-type="float">
            <text:p>0.610802447573497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434" calcext:value-type="float">
            <text:p>2434</text:p>
          </table:table-cell>
          <table:table-cell office:value-type="float" office:value="2.8956533" calcext:value-type="float">
            <text:p>2.8956533</text:p>
          </table:table-cell>
          <table:table-cell table:formula="of:=(1+[.C9]/100)*[.D10]" office:value-type="float" office:value="0.560105765787168" calcext:value-type="float">
            <text:p>0.560105765787168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367" calcext:value-type="float">
            <text:p>2367</text:p>
          </table:table-cell>
          <table:table-cell office:value-type="float" office:value="-7.4208712" calcext:value-type="float">
            <text:p>-7.4208712</text:p>
          </table:table-cell>
          <table:table-cell table:formula="of:=(1+[.C10]/100)*[.D11]" office:value-type="float" office:value="0.544343466243552" calcext:value-type="float">
            <text:p>0.54434346624355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283" calcext:value-type="float">
            <text:p>2283</text:p>
          </table:table-cell>
          <table:table-cell office:value-type="float" office:value="-2.28149753" calcext:value-type="float">
            <text:p>-2.28149753</text:p>
          </table:table-cell>
          <table:table-cell table:formula="of:=(1+[.C11]/100)*[.D12]" office:value-type="float" office:value="0.587976440585766" calcext:value-type="float">
            <text:p>0.58797644058576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392" calcext:value-type="float">
            <text:p>2392</text:p>
          </table:table-cell>
          <table:table-cell office:value-type="float" office:value="-1.6488846" calcext:value-type="float">
            <text:p>-1.6488846</text:p>
          </table:table-cell>
          <table:table-cell table:formula="of:=(1+[.C12]/100)*[.D13]" office:value-type="float" office:value="0.601704309545961" calcext:value-type="float">
            <text:p>0.60170430954596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327" calcext:value-type="float">
            <text:p>2327</text:p>
          </table:table-cell>
          <table:table-cell office:value-type="float" office:value="1.94421" calcext:value-type="float">
            <text:p>1.94421</text:p>
          </table:table-cell>
          <table:table-cell table:formula="of:=(1+[.C13]/100)*[.D14]" office:value-type="float" office:value="0.611792054516914" calcext:value-type="float">
            <text:p>0.61179205451691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418" calcext:value-type="float">
            <text:p>2418</text:p>
          </table:table-cell>
          <table:table-cell office:value-type="float" office:value="9.0381426" calcext:value-type="float">
            <text:p>9.0381426</text:p>
          </table:table-cell>
          <table:table-cell table:formula="of:=(1+[.C14]/100)*[.D15]" office:value-type="float" office:value="0.600124376378917" calcext:value-type="float">
            <text:p>0.60012437637891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463" calcext:value-type="float">
            <text:p>2463</text:p>
          </table:table-cell>
          <table:table-cell office:value-type="float" office:value="44.391635" calcext:value-type="float">
            <text:p>44.391635</text:p>
          </table:table-cell>
          <table:table-cell table:formula="of:=(1+[.C15]/100)*[.D16]" office:value-type="float" office:value="0.550380226651914" calcext:value-type="float">
            <text:p>0.55038022665191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561" calcext:value-type="float">
            <text:p>2561</text:p>
          </table:table-cell>
          <table:table-cell office:value-type="float" office:value="6.420891" calcext:value-type="float">
            <text:p>6.420891</text:p>
          </table:table-cell>
          <table:table-cell table:formula="of:=(1+[.C16]/100)*[.D17]" office:value-type="float" office:value="0.381171822489519" calcext:value-type="float">
            <text:p>0.381171822489519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566" calcext:value-type="float">
            <text:p>2566</text:p>
          </table:table-cell>
          <table:table-cell office:value-type="float" office:value="-16.5539426" calcext:value-type="float">
            <text:p>-16.5539426</text:p>
          </table:table-cell>
          <table:table-cell table:formula="of:=(1+[.C17]/100)*[.D18]" office:value-type="float" office:value="0.35817386878439" calcext:value-type="float">
            <text:p>0.35817386878439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662" calcext:value-type="float">
            <text:p>2662</text:p>
          </table:table-cell>
          <table:table-cell office:value-type="float" office:value="-11.1841455" calcext:value-type="float">
            <text:p>-11.1841455</text:p>
          </table:table-cell>
          <table:table-cell table:formula="of:=(1+[.C18]/100)*[.D19]" office:value-type="float" office:value="0.429228030591641" calcext:value-type="float">
            <text:p>0.42922803059164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571" calcext:value-type="float">
            <text:p>2571</text:p>
          </table:table-cell>
          <table:table-cell office:value-type="float" office:value="-18.446386" calcext:value-type="float">
            <text:p>-18.446386</text:p>
          </table:table-cell>
          <table:table-cell table:formula="of:=(1+[.C19]/100)*[.D20]" office:value-type="float" office:value="0.483278613945713" calcext:value-type="float">
            <text:p>0.48327861394571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587" calcext:value-type="float">
            <text:p>2587</text:p>
          </table:table-cell>
          <table:table-cell office:value-type="float" office:value="-1.0575873" calcext:value-type="float">
            <text:p>-1.0575873</text:p>
          </table:table-cell>
          <table:table-cell table:formula="of:=(1+[.C20]/100)*[.D21]" office:value-type="float" office:value="0.592590064672931" calcext:value-type="float">
            <text:p>0.59259006467293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671" calcext:value-type="float">
            <text:p>2671</text:p>
          </table:table-cell>
          <table:table-cell office:value-type="float" office:value="2.96531274" calcext:value-type="float">
            <text:p>2.96531274</text:p>
          </table:table-cell>
          <table:table-cell table:formula="of:=(1+[.C21]/100)*[.D22]" office:value-type="float" office:value="0.598924211065788" calcext:value-type="float">
            <text:p>0.59892421106578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755" calcext:value-type="float">
            <text:p>2755</text:p>
          </table:table-cell>
          <table:table-cell office:value-type="float" office:value="-11.9750854" calcext:value-type="float">
            <text:p>-11.9750854</text:p>
          </table:table-cell>
          <table:table-cell table:formula="of:=(1+[.C22]/100)*[.D23]" office:value-type="float" office:value="0.581675707214278" calcext:value-type="float">
            <text:p>0.58167570721427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738" calcext:value-type="float">
            <text:p>2738</text:p>
          </table:table-cell>
          <table:table-cell office:value-type="float" office:value="6.9618808" calcext:value-type="float">
            <text:p>6.9618808</text:p>
          </table:table-cell>
          <table:table-cell table:formula="of:=(1+[.C23]/100)*[.D24]" office:value-type="float" office:value="0.660808033563577" calcext:value-type="float">
            <text:p>0.66080803356357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769" calcext:value-type="float">
            <text:p>2769</text:p>
          </table:table-cell>
          <table:table-cell office:value-type="float" office:value="18.0395504" calcext:value-type="float">
            <text:p>18.0395504</text:p>
          </table:table-cell>
          <table:table-cell table:formula="of:=(1+[.C24]/100)*[.D25]" office:value-type="float" office:value="0.617797694488163" calcext:value-type="float">
            <text:p>0.61779769448816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825" calcext:value-type="float">
            <text:p>2825</text:p>
          </table:table-cell>
          <table:table-cell office:value-type="float" office:value="1.0124141" calcext:value-type="float">
            <text:p>1.0124141</text:p>
          </table:table-cell>
          <table:table-cell table:formula="of:=(1+[.C25]/100)*[.D26]" office:value-type="float" office:value="0.523381944775827" calcext:value-type="float">
            <text:p>0.523381944775827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721" calcext:value-type="float">
            <text:p>2721</text:p>
          </table:table-cell>
          <table:table-cell office:value-type="float" office:value="0.2267033" calcext:value-type="float">
            <text:p>0.2267033</text:p>
          </table:table-cell>
          <table:table-cell table:formula="of:=(1+[.C26]/100)*[.D27]" office:value-type="float" office:value="0.518136260220146" calcext:value-type="float">
            <text:p>0.51813626022014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876" calcext:value-type="float">
            <text:p>2876</text:p>
          </table:table-cell>
          <table:table-cell office:value-type="float" office:value="-13.2202381" calcext:value-type="float">
            <text:p>-13.2202381</text:p>
          </table:table-cell>
          <table:table-cell table:formula="of:=(1+[.C27]/100)*[.D28]" office:value-type="float" office:value="0.516964285125944" calcext:value-type="float">
            <text:p>0.516964285125944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883" calcext:value-type="float">
            <text:p>2883</text:p>
          </table:table-cell>
          <table:table-cell office:value-type="float" office:value="-14.98731052" calcext:value-type="float">
            <text:p>-14.98731052</text:p>
          </table:table-cell>
          <table:table-cell table:formula="of:=(1+[.C28]/100)*[.D29]" office:value-type="float" office:value="0.595719870402115" calcext:value-type="float">
            <text:p>0.59571987040211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918" calcext:value-type="float">
            <text:p>2918</text:p>
          </table:table-cell>
          <table:table-cell office:value-type="float" office:value="1.79925771" calcext:value-type="float">
            <text:p>1.79925771</text:p>
          </table:table-cell>
          <table:table-cell table:formula="of:=(1+[.C29]/100)*[.D30]" office:value-type="float" office:value="0.700742293939852" calcext:value-type="float">
            <text:p>0.700742293939852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909" calcext:value-type="float">
            <text:p>2909</text:p>
          </table:table-cell>
          <table:table-cell office:value-type="float" office:value="-6.8796069" calcext:value-type="float">
            <text:p>-6.8796069</text:p>
          </table:table-cell>
          <table:table-cell table:formula="of:=(1+[.C30]/100)*[.D31]" office:value-type="float" office:value="0.688356977941909" calcext:value-type="float">
            <text:p>0.68835697794190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769" calcext:value-type="float">
            <text:p>2769</text:p>
          </table:table-cell>
          <table:table-cell office:value-type="float" office:value="0.6723977" calcext:value-type="float">
            <text:p>0.6723977</text:p>
          </table:table-cell>
          <table:table-cell table:formula="of:=(1+[.C31]/100)*[.D32]" office:value-type="float" office:value="0.739211847186574" calcext:value-type="float">
            <text:p>0.73921184718657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927" calcext:value-type="float">
            <text:p>2927</text:p>
          </table:table-cell>
          <table:table-cell office:value-type="float" office:value="-6.0027054" calcext:value-type="float">
            <text:p>-6.0027054</text:p>
          </table:table-cell>
          <table:table-cell table:formula="of:=(1+[.C32]/100)*[.D33]" office:value-type="float" office:value="0.734274601653372" calcext:value-type="float">
            <text:p>0.73427460165337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945" calcext:value-type="float">
            <text:p>2945</text:p>
          </table:table-cell>
          <table:table-cell office:value-type="float" office:value="6.7098399" calcext:value-type="float">
            <text:p>6.7098399</text:p>
          </table:table-cell>
          <table:table-cell table:formula="of:=(1+[.C33]/100)*[.D34]" office:value-type="float" office:value="0.781165675861241" calcext:value-type="float">
            <text:p>0.78116567586124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985" calcext:value-type="float">
            <text:p>2985</text:p>
          </table:table-cell>
          <table:table-cell office:value-type="float" office:value="0.9946055" calcext:value-type="float">
            <text:p>0.9946055</text:p>
          </table:table-cell>
          <table:table-cell table:formula="of:=(1+[.C34]/100)*[.D35]" office:value-type="float" office:value="0.732046525974819" calcext:value-type="float">
            <text:p>0.73204652597481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170" calcext:value-type="float">
            <text:p>3170</text:p>
          </table:table-cell>
          <table:table-cell office:value-type="float" office:value="-15.13103" calcext:value-type="float">
            <text:p>-15.13103</text:p>
          </table:table-cell>
          <table:table-cell table:formula="of:=(1+[.C35]/100)*[.D36]" office:value-type="float" office:value="0.7248372547728" calcext:value-type="float">
            <text:p>0.7248372547728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190" calcext:value-type="float">
            <text:p>3190</text:p>
          </table:table-cell>
          <table:table-cell office:value-type="float" office:value="-2.8026355" calcext:value-type="float">
            <text:p>-2.8026355</text:p>
          </table:table-cell>
          <table:table-cell table:formula="of:=(1+[.C36]/100)*[.D37]" office:value-type="float" office:value="0.8540662797873" calcext:value-type="float">
            <text:p>0.854066279787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223" calcext:value-type="float">
            <text:p>3223</text:p>
          </table:table-cell>
          <table:table-cell office:value-type="float" office:value="-3.7737758" calcext:value-type="float">
            <text:p>-3.7737758</text:p>
          </table:table-cell>
          <table:table-cell table:formula="of:=(1+[.C37]/100)*[.D38]" office:value-type="float" office:value="0.878692837178008" calcext:value-type="float">
            <text:p>0.878692837178008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235" calcext:value-type="float">
            <text:p>3235</text:p>
          </table:table-cell>
          <table:table-cell office:value-type="float" office:value="-3.9533172" calcext:value-type="float">
            <text:p>-3.9533172</text:p>
          </table:table-cell>
          <table:table-cell table:formula="of:=(1+[.C38]/100)*[.D39]" office:value-type="float" office:value="0.913153191329322" calcext:value-type="float">
            <text:p>0.91315319132932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277" calcext:value-type="float">
            <text:p>3277</text:p>
          </table:table-cell>
          <table:table-cell office:value-type="float" office:value="1.893815" calcext:value-type="float">
            <text:p>1.893815</text:p>
          </table:table-cell>
          <table:table-cell table:formula="of:=(1+[.C39]/100)*[.D40]" office:value-type="float" office:value="0.95073891644004" calcext:value-type="float">
            <text:p>0.9507389164400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282" calcext:value-type="float">
            <text:p>3282</text:p>
          </table:table-cell>
          <table:table-cell office:value-type="float" office:value="-1.6437473" calcext:value-type="float">
            <text:p>-1.6437473</text:p>
          </table:table-cell>
          <table:table-cell table:formula="of:=(1+[.C40]/100)*[.D41]" office:value-type="float" office:value="0.933068328475128" calcext:value-type="float">
            <text:p>0.93306832847512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356" calcext:value-type="float">
            <text:p>3356</text:p>
          </table:table-cell>
          <table:table-cell office:value-type="float" office:value="-0.05461496" calcext:value-type="float">
            <text:p>-0.05461496</text:p>
          </table:table-cell>
          <table:table-cell table:formula="of:=(1+[.C41]/100)*[.D42]" office:value-type="float" office:value="0.948661933391377" calcext:value-type="float">
            <text:p>0.94866193339137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186" calcext:value-type="float">
            <text:p>3186</text:p>
          </table:table-cell>
          <table:table-cell office:value-type="float" office:value="0.08743169" calcext:value-type="float">
            <text:p>0.08743169</text:p>
          </table:table-cell>
          <table:table-cell table:formula="of:=(1+[.C42]/100)*[.D43]" office:value-type="float" office:value="0.949180327847759" calcext:value-type="float">
            <text:p>0.949180327847759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159" calcext:value-type="float">
            <text:p>3159</text:p>
          </table:table-cell>
          <table:table-cell office:value-type="float" office:value="-0.32758244" calcext:value-type="float">
            <text:p>-0.32758244</text:p>
          </table:table-cell>
          <table:table-cell table:formula="of:=(1+[.C43]/100)*[.D44]" office:value-type="float" office:value="0.948351168394097" calcext:value-type="float">
            <text:p>0.94835116839409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219" calcext:value-type="float">
            <text:p>3219</text:p>
          </table:table-cell>
          <table:table-cell office:value-type="float" office:value="-5.7843996" calcext:value-type="float">
            <text:p>-5.7843996</text:p>
          </table:table-cell>
          <table:table-cell table:formula="of:=(1+[.C44]/100)*[.D45]" office:value-type="float" office:value="0.951468010518774" calcext:value-type="float">
            <text:p>0.95146801051877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149" calcext:value-type="float">
            <text:p>3149</text:p>
          </table:table-cell>
          <table:table-cell office:value-type="float" office:value="-2.1744186" calcext:value-type="float">
            <text:p>-2.1744186</text:p>
          </table:table-cell>
          <table:table-cell table:formula="of:=(1+[.C45]/100)*[.D46]" office:value-type="float" office:value="1.00988372040218" calcext:value-type="float">
            <text:p>1.0098837204021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292" calcext:value-type="float">
            <text:p>3292</text:p>
          </table:table-cell>
          <table:table-cell office:value-type="float" office:value="-1.1292048" calcext:value-type="float">
            <text:p>-1.1292048</text:p>
          </table:table-cell>
          <table:table-cell table:formula="of:=(1+[.C46]/100)*[.D47]" office:value-type="float" office:value="1.03233091584998" calcext:value-type="float">
            <text:p>1.0323309158499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270" calcext:value-type="float">
            <text:p>3270</text:p>
          </table:table-cell>
          <table:table-cell office:value-type="float" office:value="-2.5486896" calcext:value-type="float">
            <text:p>-2.5486896</text:p>
          </table:table-cell>
          <table:table-cell table:formula="of:=(1+[.C47]/100)*[.D48]" office:value-type="float" office:value="1.04412118235899" calcext:value-type="float">
            <text:p>1.04412118235899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362" calcext:value-type="float">
            <text:p>3362</text:p>
          </table:table-cell>
          <table:table-cell office:value-type="float" office:value="3.9476931" calcext:value-type="float">
            <text:p>3.9476931</text:p>
          </table:table-cell>
          <table:table-cell table:formula="of:=(1+[.C48]/100)*[.D49]" office:value-type="float" office:value="1.07142857091739" calcext:value-type="float">
            <text:p>1.0714285709173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401" calcext:value-type="float">
            <text:p>3401</text:p>
          </table:table-cell>
          <table:table-cell office:value-type="float" office:value="1.0087823" calcext:value-type="float">
            <text:p>1.0087823</text:p>
          </table:table-cell>
          <table:table-cell table:formula="of:=(1+[.C49]/100)*[.D50]" office:value-type="float" office:value="1.03073819049226" calcext:value-type="float">
            <text:p>1.03073819049226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407" calcext:value-type="float">
            <text:p>3407</text:p>
          </table:table-cell>
          <table:table-cell office:value-type="float" office:value="2.7141346" calcext:value-type="float">
            <text:p>2.7141346</text:p>
          </table:table-cell>
          <table:table-cell table:formula="of:=(1+[.C50]/100)*[.D51]" office:value-type="float" office:value="1.02044413072017" calcext:value-type="float">
            <text:p>1.0204441307201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410" calcext:value-type="float">
            <text:p>3410</text:p>
          </table:table-cell>
          <table:table-cell office:value-type="float" office:value="-0.6520247" calcext:value-type="float">
            <text:p>-0.6520247</text:p>
          </table:table-cell>
          <table:table-cell table:formula="of:=(1+[.C51]/100)" office:value-type="float" office:value="0.993479753" calcext:value-type="float">
            <text:p>0.99347975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329" calcext:value-type="float">
            <text:p>3329</text:p>
          </table:table-cell>
          <table:table-cell office:value-type="float" office:value="11.6637881" calcext:value-type="float">
            <text:p>11.6637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440" calcext:value-type="float">
            <text:p>3440</text:p>
          </table:table-cell>
          <table:table-cell office:value-type="float" office:value="-1.1239431" calcext:value-type="float">
            <text:p>-1.1239431</text:p>
          </table:table-cell>
          <table:table-cell table:formula="of:=1/(1+[.C52]/100)" office:value-type="float" office:value="0.895545473618049" calcext:value-type="float">
            <text:p>0.895545473618049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532" calcext:value-type="float">
            <text:p>3532</text:p>
          </table:table-cell>
          <table:table-cell office:value-type="float" office:value="-6.955887" calcext:value-type="float">
            <text:p>-6.955887</text:p>
          </table:table-cell>
          <table:table-cell table:formula="of:=(1/(1+[.C53]/100))*[.D53]" office:value-type="float" office:value="0.905725310753214" calcext:value-type="float">
            <text:p>0.90572531075321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478" calcext:value-type="float">
            <text:p>3478</text:p>
          </table:table-cell>
          <table:table-cell office:value-type="float" office:value="7.7897332" calcext:value-type="float">
            <text:p>7.7897332</text:p>
          </table:table-cell>
          <table:table-cell table:formula="of:=(1/(1+[.C54]/100))*[.D54]" office:value-type="float" office:value="0.973436450249371" calcext:value-type="float">
            <text:p>0.97343645024937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476" calcext:value-type="float">
            <text:p>3476</text:p>
          </table:table-cell>
          <table:table-cell office:value-type="float" office:value="-0.6550899" calcext:value-type="float">
            <text:p>-0.6550899</text:p>
          </table:table-cell>
          <table:table-cell table:formula="of:=(1/(1+[.C55]/100))*[.D55]" office:value-type="float" office:value="0.903088282483448" calcext:value-type="float">
            <text:p>0.90308828248344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598" calcext:value-type="float">
            <text:p>3598</text:p>
          </table:table-cell>
          <table:table-cell office:value-type="float" office:value="-0.4396064" calcext:value-type="float">
            <text:p>-0.4396064</text:p>
          </table:table-cell>
          <table:table-cell table:formula="of:=(1/(1+[.C56]/100))*[.D56]" office:value-type="float" office:value="0.909043333548146" calcext:value-type="float">
            <text:p>0.90904333354814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620" calcext:value-type="float">
            <text:p>3620</text:p>
          </table:table-cell>
          <table:table-cell office:value-type="float" office:value="-0.58873" calcext:value-type="float">
            <text:p>-0.58873</text:p>
          </table:table-cell>
          <table:table-cell table:formula="of:=(1/(1+[.C57]/100))*[.D57]" office:value-type="float" office:value="0.913057191397188" calcext:value-type="float">
            <text:p>0.91305719139718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508" calcext:value-type="float">
            <text:p>3508</text:p>
          </table:table-cell>
          <table:table-cell office:value-type="float" office:value="5.7635364" calcext:value-type="float">
            <text:p>5.7635364</text:p>
          </table:table-cell>
          <table:table-cell table:formula="of:=(1/(1+[.C58]/100))*[.D58]" office:value-type="float" office:value="0.91846446725526" calcext:value-type="float">
            <text:p>0.9184644672552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531" calcext:value-type="float">
            <text:p>3531</text:p>
          </table:table-cell>
          <table:table-cell office:value-type="float" office:value="-6.2593741" calcext:value-type="float">
            <text:p>-6.2593741</text:p>
          </table:table-cell>
          <table:table-cell table:formula="of:=(1/(1+[.C59]/100))*[.D59]" office:value-type="float" office:value="0.868413158748406" calcext:value-type="float">
            <text:p>0.868413158748406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671" calcext:value-type="float">
            <text:p>3671</text:p>
          </table:table-cell>
          <table:table-cell office:value-type="float" office:value="0.61866667" calcext:value-type="float">
            <text:p>0.61866667</text:p>
          </table:table-cell>
          <table:table-cell table:formula="of:=(1/(1+[.C60]/100))*[.D60]" office:value-type="float" office:value="0.926400000438236" calcext:value-type="float">
            <text:p>0.92640000043823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783" calcext:value-type="float">
            <text:p>3783</text:p>
          </table:table-cell>
          <table:table-cell office:value-type="float" office:value="-0.81628326" calcext:value-type="float">
            <text:p>-0.81628326</text:p>
          </table:table-cell>
          <table:table-cell table:formula="of:=(1/(1+[.C61]/100))*[.D61]" office:value-type="float" office:value="0.920703912204044" calcext:value-type="float">
            <text:p>0.92070391220404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863" calcext:value-type="float">
            <text:p>3863</text:p>
          </table:table-cell>
          <table:table-cell office:value-type="float" office:value="4.1150064" calcext:value-type="float">
            <text:p>4.1150064</text:p>
          </table:table-cell>
          <table:table-cell table:formula="of:=(1/(1+[.C62]/100))*[.D62]" office:value-type="float" office:value="0.928281317202072" calcext:value-type="float">
            <text:p>0.92828131720207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918" calcext:value-type="float">
            <text:p>3918</text:p>
          </table:table-cell>
          <table:table-cell office:value-type="float" office:value="-2.17636793" calcext:value-type="float">
            <text:p>-2.17636793</text:p>
          </table:table-cell>
          <table:table-cell table:formula="of:=(1/(1+[.C63]/100))*[.D63]" office:value-type="float" office:value="0.891592239485347" calcext:value-type="float">
            <text:p>0.89159223948534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049" calcext:value-type="float">
            <text:p>4049</text:p>
          </table:table-cell>
          <table:table-cell office:value-type="float" office:value="4.9428062" calcext:value-type="float">
            <text:p>4.9428062</text:p>
          </table:table-cell>
          <table:table-cell table:formula="of:=(1/(1+[.C64]/100))*[.D64]" office:value-type="float" office:value="0.91142827210438" calcext:value-type="float">
            <text:p>0.9114282721043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868" calcext:value-type="float">
            <text:p>3868</text:p>
          </table:table-cell>
          <table:table-cell/>
          <table:table-cell table:formula="of:=(1/(1+[.C65]/100))*[.D65]" office:value-type="float" office:value="0.868500000245257" calcext:value-type="float">
            <text:p>0.86850000024525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926" calcext:value-type="float">
            <text:p>3926</text:p>
          </table:table-cell>
          <table:table-cell office:value-type="float" office:value="16.9014085" calcext:value-type="float">
            <text:p>16.9014085</text:p>
          </table:table-cell>
          <table:table-cell table:formula="of:=(1/(1+[.C66]/100))*[.D66]" office:value-type="float" office:value="0.868500000245257" calcext:value-type="float">
            <text:p>0.86850000024525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956" calcext:value-type="float">
            <text:p>3956</text:p>
          </table:table-cell>
          <table:table-cell office:value-type="float" office:value="9.6385542" calcext:value-type="float">
            <text:p>9.6385542</text:p>
          </table:table-cell>
          <table:table-cell table:formula="of:=(1/(1+[.C67]/100))*[.D67]" office:value-type="float" office:value="0.742933734836272" calcext:value-type="float">
            <text:p>0.74293373483627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627" calcext:value-type="float">
            <text:p>3627</text:p>
          </table:table-cell>
          <table:table-cell office:value-type="float" office:value="6.593407" calcext:value-type="float">
            <text:p>6.593407</text:p>
          </table:table-cell>
          <table:table-cell table:formula="of:=(1/(1+[.C68]/100))*[.D68]" office:value-type="float" office:value="0.677620879130739" calcext:value-type="float">
            <text:p>0.677620879130739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352" calcext:value-type="float">
            <text:p>3352</text:p>
          </table:table-cell>
          <table:table-cell office:value-type="float" office:value="20.618557" calcext:value-type="float">
            <text:p>20.618557</text:p>
          </table:table-cell>
          <table:table-cell table:formula="of:=(1/(1+[.C69]/100))*[.D69]" office:value-type="float" office:value="0.635706183151402" calcext:value-type="float">
            <text:p>0.63570618315140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122" calcext:value-type="float">
            <text:p>4122</text:p>
          </table:table-cell>
          <table:table-cell office:value-type="float" office:value="7.69230769" calcext:value-type="float">
            <text:p>7.69230769</text:p>
          </table:table-cell>
          <table:table-cell table:formula="of:=(1/(1+[.C70]/100))*[.D70]" office:value-type="float" office:value="0.527038458229443" calcext:value-type="float">
            <text:p>0.52703845822944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220" calcext:value-type="float">
            <text:p>4220</text:p>
          </table:table-cell>
          <table:table-cell office:value-type="float" office:value="8.7301587" calcext:value-type="float">
            <text:p>8.7301587</text:p>
          </table:table-cell>
          <table:table-cell table:formula="of:=(1/(1+[.C71]/100))*[.D71]" office:value-type="float" office:value="0.489392854080684" calcext:value-type="float">
            <text:p>0.48939285408068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4431" calcext:value-type="float">
            <text:p>4431</text:p>
          </table:table-cell>
          <table:table-cell office:value-type="float" office:value="-12.4087591" calcext:value-type="float">
            <text:p>-12.4087591</text:p>
          </table:table-cell>
          <table:table-cell table:formula="of:=(1/(1+[.C72]/100))*[.D72]" office:value-type="float" office:value="0.450098537454525" calcext:value-type="float">
            <text:p>0.45009853745452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599" calcext:value-type="float">
            <text:p>4599</text:p>
          </table:table-cell>
          <table:table-cell office:value-type="float" office:value="-11.6666667" calcext:value-type="float">
            <text:p>-11.6666667</text:p>
          </table:table-cell>
          <table:table-cell table:formula="of:=(1/(1+[.C73]/100))*[.D73]" office:value-type="float" office:value="0.513862496785937" calcext:value-type="float">
            <text:p>0.513862496785937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4635" calcext:value-type="float">
            <text:p>4635</text:p>
          </table:table-cell>
          <table:table-cell office:value-type="float" office:value="-2.830189" calcext:value-type="float">
            <text:p>-2.830189</text:p>
          </table:table-cell>
          <table:table-cell table:formula="of:=(1/(1+[.C74]/100))*[.D74]" office:value-type="float" office:value="0.581731128656432" calcext:value-type="float">
            <text:p>0.58173112865643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895" calcext:value-type="float">
            <text:p>4895</text:p>
          </table:table-cell>
          <table:table-cell/>
          <table:table-cell table:formula="of:=(1/(1+[.C75]/100))*[.D75]" office:value-type="float" office:value="0.598674755739138" calcext:value-type="float">
            <text:p>0.59867475573913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031" calcext:value-type="float">
            <text:p>5031</text:p>
          </table:table-cell>
          <table:table-cell/>
          <table:table-cell table:formula="of:=(1/(1+[.C76]/100))*[.D76]" office:value-type="float" office:value="0.598674755739138" calcext:value-type="float">
            <text:p>0.598674755739138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358" calcext:value-type="float">
            <text:p>5358</text:p>
          </table:table-cell>
          <table:table-cell office:value-type="float" office:value="-2.9126214" calcext:value-type="float">
            <text:p>-2.9126214</text:p>
          </table:table-cell>
          <table:table-cell table:formula="of:=(1/(1+[.C77]/100))*[.D77]" office:value-type="float" office:value="0.598674755739138" calcext:value-type="float">
            <text:p>0.59867475573913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504" calcext:value-type="float">
            <text:p>5504</text:p>
          </table:table-cell>
          <table:table-cell/>
          <table:table-cell table:formula="of:=(1/(1+[.C78]/100))*[.D78]" office:value-type="float" office:value="0.616634998670298" calcext:value-type="float">
            <text:p>0.61663499867029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5720" calcext:value-type="float">
            <text:p>5720</text:p>
          </table:table-cell>
          <table:table-cell/>
          <table:table-cell table:formula="of:=(1/(1+[.C79]/100))*[.D79]" office:value-type="float" office:value="0.616634998670298" calcext:value-type="float">
            <text:p>0.61663499867029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5689" calcext:value-type="float">
            <text:p>5689</text:p>
          </table:table-cell>
          <table:table-cell/>
          <table:table-cell table:formula="of:=(1/(1+[.C80]/100))*[.D80]" office:value-type="float" office:value="0.616634998670298" calcext:value-type="float">
            <text:p>0.616634998670298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603" calcext:value-type="float">
            <text:p>5603</text:p>
          </table:table-cell>
          <table:table-cell office:value-type="float" office:value="-6" calcext:value-type="float">
            <text:p>-6</text:p>
          </table:table-cell>
          <table:table-cell table:formula="of:=(1/(1+[.C81]/100))*[.D81]" office:value-type="float" office:value="0.616634998670298" calcext:value-type="float">
            <text:p>0.61663499867029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5185" calcext:value-type="float">
            <text:p>5185</text:p>
          </table:table-cell>
          <table:table-cell office:value-type="float" office:value="-5.319149" calcext:value-type="float">
            <text:p>-5.319149</text:p>
          </table:table-cell>
          <table:table-cell table:formula="of:=(1/(1+[.C82]/100))*[.D82]" office:value-type="float" office:value="0.655994679436488" calcext:value-type="float">
            <text:p>0.65599467943648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5035" calcext:value-type="float">
            <text:p>5035</text:p>
          </table:table-cell>
          <table:table-cell office:value-type="float" office:value="-6.741573" calcext:value-type="float">
            <text:p>-6.741573</text:p>
          </table:table-cell>
          <table:table-cell table:formula="of:=(1/(1+[.C83]/100))*[.D83]" office:value-type="float" office:value="0.692848313579783" calcext:value-type="float">
            <text:p>0.69284831357978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956" calcext:value-type="float">
            <text:p>4956</text:p>
          </table:table-cell>
          <table:table-cell/>
          <table:table-cell table:formula="of:=(1/(1+[.C84]/100))*[.D84]" office:value-type="float" office:value="0.742933733570033" calcext:value-type="float">
            <text:p>0.74293373357003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805" calcext:value-type="float">
            <text:p>4805</text:p>
          </table:table-cell>
          <table:table-cell/>
          <table:table-cell table:formula="of:=(1/(1+[.C85]/100))*[.D85]" office:value-type="float" office:value="0.742933733570033" calcext:value-type="float">
            <text:p>0.74293373357003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929" calcext:value-type="float">
            <text:p>4929</text:p>
          </table:table-cell>
          <table:table-cell office:value-type="float" office:value="-3.6144578" calcext:value-type="float">
            <text:p>-3.6144578</text:p>
          </table:table-cell>
          <table:table-cell table:formula="of:=(1/(1+[.C86]/100))*[.D86]" office:value-type="float" office:value="0.742933733570033" calcext:value-type="float">
            <text:p>0.74293373357003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5190" calcext:value-type="float">
            <text:p>5190</text:p>
          </table:table-cell>
          <table:table-cell office:value-type="float" office:value="-3.75" calcext:value-type="float">
            <text:p>-3.75</text:p>
          </table:table-cell>
          <table:table-cell table:formula="of:=(1/(1+[.C87]/100))*[.D87]" office:value-type="float" office:value="0.770793748328401" calcext:value-type="float">
            <text:p>0.77079374832840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5433" calcext:value-type="float">
            <text:p>5433</text:p>
          </table:table-cell>
          <table:table-cell office:value-type="float" office:value="3.8961039" calcext:value-type="float">
            <text:p>3.8961039</text:p>
          </table:table-cell>
          <table:table-cell table:formula="of:=(1/(1+[.C88]/100))*[.D88]" office:value-type="float" office:value="0.800824673587949" calcext:value-type="float">
            <text:p>0.800824673587949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5250" calcext:value-type="float">
            <text:p>5250</text:p>
          </table:table-cell>
          <table:table-cell office:value-type="float" office:value="3.75" calcext:value-type="float">
            <text:p>3.75</text:p>
          </table:table-cell>
          <table:table-cell table:formula="of:=(1/(1+[.C89]/100))*[.D89]" office:value-type="float" office:value="0.770793748299496" calcext:value-type="float">
            <text:p>0.77079374829949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5544" calcext:value-type="float">
            <text:p>5544</text:p>
          </table:table-cell>
          <table:table-cell office:value-type="float" office:value="-3.6144578" calcext:value-type="float">
            <text:p>-3.6144578</text:p>
          </table:table-cell>
          <table:table-cell table:formula="of:=(1/(1+[.C90]/100))*[.D90]" office:value-type="float" office:value="0.742933733300719" calcext:value-type="float">
            <text:p>0.74293373330071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831" calcext:value-type="float">
            <text:p>4831</text:p>
          </table:table-cell>
          <table:table-cell office:value-type="float" office:value="17.5" calcext:value-type="float">
            <text:p>17.5</text:p>
          </table:table-cell>
          <table:table-cell table:formula="of:=(1/(1+[.C91]/100))*[.D91]" office:value-type="float" office:value="0.770793748048988" calcext:value-type="float">
            <text:p>0.77079374804898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531" calcext:value-type="float">
            <text:p>4531</text:p>
          </table:table-cell>
          <table:table-cell office:value-type="float" office:value="12.7659574" calcext:value-type="float">
            <text:p>12.7659574</text:p>
          </table:table-cell>
          <table:table-cell table:formula="of:=(1/(1+[.C92]/100))*[.D92]" office:value-type="float" office:value="0.655994679190628" calcext:value-type="float">
            <text:p>0.65599467919062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4107" calcext:value-type="float">
            <text:p>4107</text:p>
          </table:table-cell>
          <table:table-cell office:value-type="float" office:value="7.5471698" calcext:value-type="float">
            <text:p>7.5471698</text:p>
          </table:table-cell>
          <table:table-cell table:formula="of:=(1/(1+[.C93]/100))*[.D93]" office:value-type="float" office:value="0.581731130844483" calcext:value-type="float">
            <text:p>0.58173113084448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981" calcext:value-type="float">
            <text:p>3981</text:p>
          </table:table-cell>
          <table:table-cell office:value-type="float" office:value="2.6315789" calcext:value-type="float">
            <text:p>2.6315789</text:p>
          </table:table-cell>
          <table:table-cell table:formula="of:=(1/(1+[.C94]/100))*[.D94]" office:value-type="float" office:value="0.540907893649176" calcext:value-type="float">
            <text:p>0.54090789364917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649" calcext:value-type="float">
            <text:p>2649</text:p>
          </table:table-cell>
          <table:table-cell office:value-type="float" office:value="2.564103" calcext:value-type="float">
            <text:p>2.564103</text:p>
          </table:table-cell>
          <table:table-cell table:formula="of:=(1/(1+[.C95]/100))*[.D95]" office:value-type="float" office:value="0.527038460721933" calcext:value-type="float">
            <text:p>0.52703846072193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686" calcext:value-type="float">
            <text:p>2686</text:p>
          </table:table-cell>
          <table:table-cell office:value-type="float" office:value="16.6666667" calcext:value-type="float">
            <text:p>16.6666667</text:p>
          </table:table-cell>
          <table:table-cell table:formula="of:=(1/(1+[.C96]/100))*[.D96]" office:value-type="float" office:value="0.513862497019969" calcext:value-type="float">
            <text:p>0.513862497019969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457" calcext:value-type="float">
            <text:p>4457</text:p>
          </table:table-cell>
          <table:table-cell office:value-type="float" office:value="7.8571429" calcext:value-type="float">
            <text:p>7.8571429</text:p>
          </table:table-cell>
          <table:table-cell table:formula="of:=(1/(1+[.C97]/100))*[.D97]" office:value-type="float" office:value="0.440453568748416" calcext:value-type="float">
            <text:p>0.44045356874841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5048" calcext:value-type="float">
            <text:p>5048</text:p>
          </table:table-cell>
          <table:table-cell office:value-type="float" office:value="5.9602649" calcext:value-type="float">
            <text:p>5.9602649</text:p>
          </table:table-cell>
          <table:table-cell table:formula="of:=(1/(1+[.C98]/100))*[.D98]" office:value-type="float" office:value="0.408367547021696" calcext:value-type="float">
            <text:p>0.40836754702169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5490" calcext:value-type="float">
            <text:p>5490</text:p>
          </table:table-cell>
          <table:table-cell office:value-type="float" office:value="3.75" calcext:value-type="float">
            <text:p>3.75</text:p>
          </table:table-cell>
          <table:table-cell table:formula="of:=(1/(1+[.C99]/100))*[.D99]" office:value-type="float" office:value="0.385396872504134" calcext:value-type="float">
            <text:p>0.38539687250413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5880" calcext:value-type="float">
            <text:p>5880</text:p>
          </table:table-cell>
          <table:table-cell office:value-type="float" office:value="7.894737" calcext:value-type="float">
            <text:p>7.894737</text:p>
          </table:table-cell>
          <table:table-cell table:formula="of:=(1/(1+[.C100]/100))*[.D100]" office:value-type="float" office:value="0.371466865064226" calcext:value-type="float">
            <text:p>0.37146686506422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996" calcext:value-type="float">
            <text:p>5996</text:p>
          </table:table-cell>
          <table:table-cell office:value-type="float" office:value="7.3170732" calcext:value-type="float">
            <text:p>7.3170732</text:p>
          </table:table-cell>
          <table:table-cell table:formula="of:=(1/(1+[.C101]/100))*[.D101]" office:value-type="float" office:value="0.34428636223862" calcext:value-type="float">
            <text:p>0.34428636223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month/>
      <number:text>-</number:text>
      <number:year number:style="long"/>
    </number:date-style>
    <number:date-style style:name="N145">
      <number:month/>
      <number:text>/</number:text>
      <number:year number:style="long"/>
    </number:date-style>
    <number:date-style style:name="N146">
      <number:month number:style="long"/>
      <number:text>-</number:text>
      <number:day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1T13:25:25.283394245</meta:creation-date>
    <dc:date>2021-02-01T19:46:14.609314692</dc:date>
    <meta:editing-duration>PT3H56M57S</meta:editing-duration>
    <meta:editing-cycles>47</meta:editing-cycles>
    <meta:generator>LibreOffice/7.0.4.2$Linux_X86_64 LibreOffice_project/573028415b474775687f7355a6d413c41d013a01</meta:generator>
    <meta:document-statistic meta:table-count="3" meta:cell-count="2935" meta:object-count="0"/>
  </office:meta>
</office:document-meta>
</file>